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right">
      <style:paragraph-properties fo:margin-top="0cm" fo:margin-bottom="0cm"/>
    </style:style>
    <style:style style:name="P4" style:family="paragraph" style:parent-style-name="Header_20_left">
      <style:text-properties fo:font-weight="normal" style:font-weight-asian="normal" style:font-weight-complex="normal"/>
    </style:style>
    <style:style style:name="P5" style:family="paragraph" style:parent-style-name="Title" style:master-page-name="Standard">
      <style:paragraph-properties style:page-number="auto"/>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CdDv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nter title</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style:font-name="Arial1" fo:font-size="8.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301cm" style:type="center"/>
          <style:tab-stop style:position="14.601cm" style:type="right"/>
        </style:tab-stops>
      </style:paragraph-properties>
      <style:text-properties style:font-name="Arial1" fo:font-size="8.5pt"/>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Table8" style:family="table" style:master-page-name="">
      <style:table-properties style:width="14.6cm" style:page-number="0" table:align="left"/>
    </style:style>
    <style:style style:name="Table8.A" style:family="table-column">
      <style:table-column-properties style:column-width="13.552cm"/>
    </style:style>
    <style:style style:name="Table8.B" style:family="table-column">
      <style:table-column-properties style:column-width="1.048cm"/>
    </style:style>
    <style:style style:name="Table8.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6" style:family="table" style:master-page-name="">
      <style:table-properties style:width="23.698cm" style:page-number="0" table:align="left"/>
    </style:style>
    <style:style style:name="Table6.A" style:family="table-column">
      <style:table-column-properties style:column-width="22.65cm"/>
    </style:style>
    <style:style style:name="Table6.B" style:family="table-column">
      <style:table-column-properties style:column-width="1.048cm"/>
    </style:style>
    <style:style style:name="Table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9" style:family="table" style:master-page-name="">
      <style:table-properties style:width="14.6cm" style:page-number="0" table:align="left"/>
    </style:style>
    <style:style style:name="Table9.A" style:family="table-column">
      <style:table-column-properties style:column-width="13.552cm"/>
    </style:style>
    <style:style style:name="Table9.B" style:family="table-column">
      <style:table-column-properties style:column-width="1.048cm"/>
    </style:style>
    <style:style style:name="Table9.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1.401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header-footer-properties fo:min-height="1.131cm" fo:margin-left="0cm" fo:margin-right="0cm" fo:margin-top="1.03cm" style:dynamic-spacing="tru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1.499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header-footer-properties fo:min-height="1.7cm" fo:margin-left="0cm" fo:margin-right="0cm" fo:margin-top="1.6cm" style:dynamic-spacing="true"/>
      </style:footer-style>
    </style:page-layout>
    <style:page-layout style:name="pm12">
      <style:page-layout-properties fo:page-width="29.7cm" fo:page-height="21.001cm" style:num-format="1" style:print-orientation="landscape" fo:margin-top="3.2cm" fo:margin-bottom="1.499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7cm" fo:margin-left="0cm" fo:margin-right="0cm" fo:margin-top="1.6cm" style:dynamic-spacing="tru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header-footer-properties fo:min-height="0.3cm" fo:margin-left="0cm" fo:margin-right="0cm" fo:margin-top="0.199cm" style:dynamic-spacing="false"/>
      </style:footer-style>
    </style:page-layout>
  </office:automatic-styles>
  <office:master-styles>
    <style:master-page style:name="Standard" style:page-layout-name="pm1">
      <style:header>
        <table:table table:name="Table8" table:style-name="Table8">
          <table:table-column table:style-name="Table8.A"/>
          <table:table-column table:style-name="Table8.B"/>
          <table:table-row>
            <table:table-cell table:style-name="Table8.A1" office:value-type="string">
              <text:p text:style-name="Header_20_right"><text:title>Enter title</text:title></text:p>
            </table:table-cell>
            <table:table-cell table:style-name="Table8.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Enter title</text:title></text:p>
            </table:table-cell>
            <table:table-cell table:style-name="Table3.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Enter title</text:title></text:p>
            </table:table-cell>
            <table:table-cell table:style-name="Table4.A1" office:value-type="string">
              <text:p text:style-name="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6" table:style-name="Table6">
          <table:table-column table:style-name="Table6.A"/>
          <table:table-column table:style-name="Table6.B"/>
          <table:table-row>
            <table:table-cell table:style-name="Table6.A1" office:value-type="string">
              <text:p text:style-name="Header_20_right"><text:title>Enter title</text:title></text:p>
            </table:table-cell>
            <table:table-cell table:style-name="Table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Landscape_20_No_20_Header" style:display-name="Landscape No Header" style:page-layout-name="pm12" style:next-style-name="Standard">
      <style:footer>
        <text:p text:style-name="Footer_20_right">© University of Southern Queensland</text:p>
      </style:footer>
      <style:footer-left>
        <text:p text:style-name="Footer_20_left">© University of Southern Queensland</text:p>
      </style:footer-left>
    </style:master-page>
    <style:master-page style:name="Large_20_Page" style:display-name="Large Page" style:page-layout-name="pm13">
      <style:header>
        <table:table table:name="Table9" table:style-name="Table9">
          <table:table-column table:style-name="Table9.A"/>
          <table:table-column table:style-name="Table9.B"/>
          <table:table-row>
            <table:table-cell table:style-name="Table9.A1" office:value-type="string">
              <text:p text:style-name="Header_20_right"><text:title>Enter title</text:title></text:p>
            </table:table-cell>
            <table:table-cell table:style-name="Table9.A1" office:value-type="string">
              <text:p text:style-name="P1"><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1</text:page-number></text:span></text:p>
            </table:table-cell>
            <table:table-cell office:value-type="string">
              <text:p text:style-name="P3"><text:subject>ABC1234 – Course name here</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Enter title</dc:title>
    <dc:subject>ABC1234 – Course name here</dc:subject>
    <meta:initial-creator>Pamela Glossop</meta:initial-creator>
    <meta:creation-date>2007-06-20T12:59:07</meta:creation-date>
    <dc:creator>EPS USQ</dc:creator>
    <dc:date>2009-03-04T15:53:15</dc:date>
    <meta:printed-by>Pamela Glossop</meta:printed-by>
    <meta:print-date>2007-10-15T09:23:24</meta:print-date>
    <meta:editing-cycles>38</meta:editing-cycles>
    <meta:editing-duration>PT44M2S</meta:editing-duration>
    <meta:template xlink:type="simple" xlink:actuate="onRequest" xlink:href="../ice-template.ott" xlink:title="ice-template" meta:date="2009-03-04T15:52:52"/>
    <meta:user-defined meta:name="Info 1"/>
    <meta:user-defined meta:name="Info 2"/>
    <meta:user-defined meta:name="Info 3"/>
    <meta:user-defined meta:name="Info 4"/>
    <meta:document-statistic meta:table-count="14" meta:image-count="0" meta:object-count="0" meta:page-count="1" meta:paragraph-count="33" meta:word-count="34" meta:character-count="31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